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opacity-name="Transparency_20_1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1cm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.9cm" svg:y="4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2.3cm" svg:y="2.3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0.2cm" svg:y="4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15cm" svg:height="1.915cm" svg:x="12.1cm" svg:y="6.649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916cm" svg:height="1.916cm" svg:x="12.149cm" svg:y="2.49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13.8cm" svg:y="10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13.2cm" svg:y="12.7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915cm" svg:height="1.916cm" svg:x="16.885cm" svg:y="10.488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3.3cm" svg:y="10.8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2cm" svg:x="5.4cm" svg:y="13.3cm">
          <text:p text:style-name="P1">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cm" svg:height="2cm" svg:x="1.2cm" svg:y="11.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5.5cm" svg:x2="12cm" svg:y2="5.5cm">
          <text:p/>
        </draw:line>
        <draw:line draw:style-name="gr3" draw:text-style-name="P1" draw:layer="layout" svg:x1="12cm" svg:y1="5.5cm" svg:x2="15.5cm" svg:y2="11.5cm">
          <text:p/>
        </draw:line>
        <draw:custom-shape draw:style-name="gr2" draw:text-style-name="P1" draw:layer="layout" svg:width="1.916cm" svg:height="1.916cm" svg:x="5.849cm" svg:y="4.49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4T10:23:15</meta:creation-date>
    <dc:date>2009-11-04T10:37:52</dc:date>
    <meta:editing-duration>PT00H14M38S</meta:editing-duration>
    <meta:editing-cycles>1</meta:editing-cycles>
    <meta:generator>OpenOffice.org/3.0$Linux OpenOffice.org_project/300m15$Build-9379</meta:generator>
    <meta:document-statistic meta:object-count="14"/>
  </office:meta>
</office:document-meta>
</file>